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2c964c"/>
    </style:style>
    <style:style style:name="P2" style:family="paragraph" style:parent-style-name="Text_20_body">
      <style:text-properties officeooo:paragraph-rsid="00208a13"/>
    </style:style>
    <style:style style:name="P3" style:family="paragraph" style:parent-style-name="Text_20_body">
      <style:text-properties officeooo:rsid="00208a13" officeooo:paragraph-rsid="00208a13"/>
    </style:style>
    <style:style style:name="P4" style:family="paragraph" style:parent-style-name="Text_20_body">
      <style:text-properties officeooo:rsid="002a568b" officeooo:paragraph-rsid="002a568b"/>
    </style:style>
    <style:style style:name="P5" style:family="paragraph" style:parent-style-name="Text_20_body">
      <style:text-properties officeooo:rsid="002ed808" officeooo:paragraph-rsid="002ed808"/>
    </style:style>
    <style:style style:name="P6" style:family="paragraph" style:parent-style-name="Text_20_body">
      <style:text-properties officeooo:rsid="002ed808" officeooo:paragraph-rsid="00329c3f"/>
    </style:style>
    <style:style style:name="P7" style:family="paragraph" style:parent-style-name="Text_20_body">
      <style:text-properties officeooo:rsid="002ed808" officeooo:paragraph-rsid="002ed808"/>
    </style:style>
    <style:style style:name="P8" style:family="paragraph" style:parent-style-name="Text_20_body">
      <style:text-properties officeooo:rsid="002ed808" officeooo:paragraph-rsid="00329c3f"/>
    </style:style>
    <style:style style:name="P9" style:family="paragraph" style:parent-style-name="Text_20_body">
      <style:text-properties officeooo:rsid="002ed808" officeooo:paragraph-rsid="003340d3"/>
    </style:style>
    <style:style style:name="P10" style:family="paragraph" style:parent-style-name="Text_20_body">
      <style:text-properties officeooo:rsid="002ed808" officeooo:paragraph-rsid="00390e3a"/>
    </style:style>
    <style:style style:name="T1" style:family="text">
      <style:text-properties officeooo:rsid="00208a13"/>
    </style:style>
    <style:style style:name="T2" style:family="text">
      <style:text-properties officeooo:rsid="0021c76b"/>
    </style:style>
    <style:style style:name="T3" style:family="text">
      <style:text-properties officeooo:rsid="002281bb"/>
    </style:style>
    <style:style style:name="T4" style:family="text">
      <style:text-properties officeooo:rsid="002475f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475f5" style:font-style-asian="italic" style:font-style-complex="italic"/>
    </style:style>
    <style:style style:name="T7" style:family="text">
      <style:text-properties officeooo:rsid="0027acc5"/>
    </style:style>
    <style:style style:name="T8" style:family="text">
      <style:text-properties officeooo:rsid="00290186"/>
    </style:style>
    <style:style style:name="T9" style:family="text">
      <style:text-properties officeooo:rsid="0029fd2e"/>
    </style:style>
    <style:style style:name="T10" style:family="text">
      <style:text-properties officeooo:rsid="002acd3a"/>
    </style:style>
    <style:style style:name="T11" style:family="text">
      <style:text-properties officeooo:rsid="002c590b"/>
    </style:style>
    <style:style style:name="T12" style:family="text">
      <style:text-properties officeooo:rsid="002c96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ntologies informatiques</text:p>
      <text:p text:style-name="P1">Notes</text:p>
      <text:p text:style-name="P3"><text:span text:style-name="T12">L’o</text:span><text:span text:style-name="T11">ntologie (</text:span>du grec <text:span text:style-name="T5">ontos</text:span>, ce qui existe, et <text:span text:style-name="T5">logos</text:span>, le discours<text:span text:style-name="T11">) désignait d’abord un</text:span><text:span text:style-name="T2"> domaine de la philosophie appartenant à la branche de la métaphysique. </text:span><text:span text:style-name="T11">L’ontologie s’</text:span><text:span text:style-name="T2">intéresse à ce qui existe </text:span><text:span text:style-name="T11">dans le monde</text:span><text:span text:style-name="T2"> et aux relations entre </text:span><text:span text:style-name="T11">ces</text:span><text:span text:style-name="T2"> existants. </text:span><text:span text:style-name="T11">En informatique, dès les années 1970, des informaticiens ont commencé à concevoir des schémas de classes dans le but d’implémenter une application avec des concepts clairs. </text:span><text:span text:style-name="T3">Ceci dit, la notion d’ontologie n’a été acceptée par la communauté informatique qu’à partir des années </text:span><text:span text:style-name="T12">quatre</text:span><text:span text:style-name="T3">-vingt-dix </text:span><text:span text:style-name="T4">et ne désignait plus alors l’étude de l’être mais un objet </text:span><text:span text:style-name="T12">(on ne parle plus de l’ontologie mais d’une ontologie) </text:span><text:span text:style-name="T4">contenant des choses ayant des liens entre elles. D’ailleurs dans Protégé, nous pouvons bien voir que toute nouvelle classe découle de </text:span><text:span text:style-name="T6">Thing</text:span><text:span text:style-name="T4"> qui </text:span><text:span text:style-name="T12">est</text:span><text:span text:style-name="T4"> la classe ultime : tout est une chose. </text:span><text:span text:style-name="T7">La création des classes provient du principe de généralisation : ce sont des abstractions ayant des réalisations concrètes dans notre monde. Ces réalisations sont dites instances. </text:span><text:span text:style-name="T8">Les relations précédemment évoquées entre les êtres dans le monde sont dites propriétés dans une ontologie. </text:span><text:span text:style-name="T9">Enfin, les instances peuvent avoir des caractéristiques qui ne sont pas liées à l</text:span><text:span text:style-name="T12">eur </text:span><text:span text:style-name="T9">appartenance à une classe : ce</text:span><text:span text:style-name="T12">s caractéristiques</text:span><text:span text:style-name="T9"> sont </text:span><text:span text:style-name="T12">d</text:span><text:span text:style-name="T9">es attributs. </text:span></text:p>
      <text:p text:style-name="P2"><text:span text:style-name="T1">« </text:span>L’introduction d’une ontologie dans un système d’information vise à réduire <text:span text:style-name="T9">[...]</text:span> la confusion conceptuelle et terminologique et à tendre vers une compréhension partagée pour améliorer la communication, le partage, l’interopérabilité et le degré de réutilisation possible. Une ontologie informatique offre un cadre unificateur et fournit des « primitives », des éléments de base pour améliorer la communication entre les personnes, entre les personnes et les systèmes, et entre les systèmes. »</text:p>
      <text:p text:style-name="P4">Aujourd’hui, le Web actuel <text:span text:style-name="T12">s’étend</text:span> peu à peu <text:span text:style-name="T12">vers ce</text:span> qui est appelé le Web sémantique et qui fait <text:span text:style-name="T12">l’objet de l’enseignement dont nous avons bénéficié</text:span> : le Web sémantique utilise des systèmes ontologiques. L’information enregistrée dans les bases de données a un sens clairement défini, ce qui permet de traiter l’information disponible en ligne de manière plus efficace et plus exacte. <text:span text:style-name="T10">De nombreuses applications web utilisent des ontologies. On pourrait citer ici Amazon puisque lorsque l’entreprise a été créée en 1994, son activité initiale concernait la vente de livres. Il est intéressant en effet de constater que le site de vente en ligne Amazon utilise une ontologie. </text:span></text:p>
      <text:p text:style-name="P4"/>
      <text:h text:style-name="Heading_20_1" text:outline-level="1">Mes requêtes</text:h>
      <text:p text:style-name="P5">Les livres qui font partie d'une saga </text:p>
      <text:p text:style-name="P5"/>
      <text:p text:style-name="P5">Les livres qui sont en format Poche</text:p>
      <text:p text:style-name="P5">PREFIX rdf:&lt;http://www.semanticweb.org/alexane_ana/projet_semantiqueweb#&gt;</text:p>
      <text:p text:style-name="P5">SELECT ?livre ?format</text:p>
      <text:p text:style-name="P5"><text:tab/>WHERE { ?livre rdf:has_format ?format FILTER regex(str(?format), "Poche")}</text:p>
      <text:p text:style-name="P5"><text:soft-page-break/></text:p>
      <text:p text:style-name="P5"/>
      <text:p text:style-name="P5">Les livres publiés en Argentine</text:p>
      <text:p text:style-name="P5">PREFIX rdf:&lt;http://www.semanticweb.org/alexane_ana/projet_semantiqueweb#&gt;</text:p>
      <text:p text:style-name="P5">SELECT ?livre ?lieu</text:p>
      <text:p text:style-name="P5"><text:tab/>WHERE { ?livre rdf:has_publishing_place ?lieu FILTER regex(?lieu, "Argentine", "i")}</text:p>
      <text:p text:style-name="P5"/>
      <text:p text:style-name="P6">Les livres qui coûtent plus de quinze euros</text:p>
      <text:p text:style-name="P6">PREFIX rdf:&lt;http://www.semanticweb.org/alexane_ana/projet_semantiqueweb#&gt;</text:p>
      <text:p text:style-name="P6">SELECT ?livre ?prix</text:p>
      <text:p text:style-name="P6"><text:tab/>WHERE { ?livre rdf:cost ?prix FILTER ( ?prix &gt; 15.00 )}</text:p>
      <text:p text:style-name="P6"/>
      <text:p text:style-name="P9">Les livres qui ont "silence" dans leur titre </text:p>
      <text:p text:style-name="P9">PREFIX rdf:&lt;http://www.semanticweb.org/alexane_ana/projet_semantiqueweb#&gt;</text:p>
      <text:p text:style-name="P9">SELECT ?auteur ?livre</text:p>
      <text:p text:style-name="P9"><text:tab/>WHERE { ?auteur rdf:wrote ?livre FILTER regex(str(?livre), "silence")}</text:p>
      <text:p text:style-name="P9"/>
      <text:p text:style-name="P10">Les auteurs qui ont écrit deux livres </text:p>
      <text:p text:style-name="P10">PREFIX rdf:&lt;http://www.semanticweb.org/alexane_ana/projet_semantiqueweb#&gt;</text:p>
      <text:p text:style-name="P10">SELECT ?auteur</text:p>
      <text:p text:style-name="P10"><text:tab/>WHERE { ?auteur rdf:wrote ?livre} GROUP BY ?auteur HAVING (count(?livre) = 2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4:58:32.979473399</meta:creation-date>
    <dc:date>2021-05-01T16:43:28.512866518</dc:date>
    <meta:editing-duration>PT2H28M50S</meta:editing-duration>
    <meta:editing-cycles>26</meta:editing-cycles>
    <meta:generator>LibreOffice/7.0.4.2$Linux_X86_64 LibreOffice_project/00$Build-2</meta:generator>
    <meta:document-statistic meta:table-count="0" meta:image-count="0" meta:object-count="0" meta:page-count="2" meta:paragraph-count="27" meta:word-count="500" meta:character-count="3553" meta:non-whitespace-character-count="3070"/>
  </office:meta>
</office:document-meta>
</file>